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D4500006E3E000052F86BF85899.svm"/>
  <manifest:file-entry manifest:media-type="" manifest:full-path="Pictures/2000003F000019F8000016E1B25DA732.svm"/>
  <manifest:file-entry manifest:media-type="" manifest:full-path="Pictures/200000CC00001FF800002C19B9D5C6C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2" style:family="graphic" style:parent-style-name="objectwithoutfill">
      <style:graphic-properties svg:stroke-width="0.15cm" svg:stroke-color="#579d1c" draw:marker-start-width="0.35cm" draw:marker-end-width="0.35cm" draw:fill="none" draw:fill-color="#579d1c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69cm"/>
    </style:style>
    <style:style style:name="gr5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5cm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3" style:family="paragraph">
      <style:text-properties fo:color="#579d1c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579d1c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3.2cm" svg:height="2.11cm" svg:x="7.925cm" svg:y="3.765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3.2cm" svg:height="2.11cm" svg:x="3.85cm" svg:y="1.44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3.2cm" svg:height="2.11cm" svg:x="11.925cm" svg:y="1.44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3.2cm" svg:height="2.11cm" svg:x="12.1cm" svg:y="6.065cm">
          <draw:image xlink:href="Pictures/2000003F000019F8000016E1B25DA732.svm" xlink:type="simple" xlink:show="embed" xlink:actuate="onLoad">
            <text:p/>
          </draw:image>
        </draw:frame>
        <draw:path draw:style-name="gr2" draw:text-style-name="P1" draw:layer="layout" svg:width="4.225cm" svg:height="10.781cm" draw:transform="rotate (1.5707963267949) translate (5.90513522361995cm 6.59624525193267cm)" svg:viewBox="0 0 4226 10782" svg:d="m532 43c160 0 320-15 478 0 157 15 310-12 463-29s310-8 463 0c160 8 314-22 477 0 144 19 293-20 435 0 143 20 363-105 405 145 26 153 25 308 43 463 20 167-108 293-101 449 9 187-101 317-159 477-56 155-173 286-188 463-11 134-34 298-232 348-226 57-129 343-275 506-157 175-196 428-304 637-96 187-117 422-260 579-173 190-203 439-391 608-157 141-180 320-304 506-121 181-161 360-261 565-85 175-179 307-217 477-43 192-170 356-217 550-43 180-144 339-246 492-98 148-84 316-101 478-19 182-60 354-29 550 32 198 221 270 376 261 203-12 405 21 608 14 183-6 367-27 550-43 222-20 442-28 666-15 197 11 397-15 593 0 213 16 405-85 608-116 241-37 444 85 637 203 143 87 158 296 174 478 19 209-51 373-102 564-58 219 113 465-43 608-218 200-17 294-73 463v58">
          <text:p/>
        </draw:path>
        <draw:frame draw:style-name="gr3" draw:text-style-name="P1" draw:layer="layout" svg:width="3cm" svg:height="4.15cm" svg:x="16.8cm" svg:y="1.175cm">
          <draw:image xlink:href="Pictures/200000CC00001FF800002C19B9D5C6C1.svm" xlink:type="simple" xlink:show="embed" xlink:actuate="onLoad">
            <text:p/>
          </draw:image>
        </draw:frame>
        <draw:frame draw:style-name="gr3" draw:text-style-name="P1" draw:layer="layout" svg:width="4cm" svg:height="3.02cm" svg:x="1.175cm" svg:y="9.05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2" draw:layer="layout" svg:width="1.769cm" svg:height="0.873cm" svg:x="1.5cm" svg:y="11.677cm">
          <draw:text-box>
            <text:p><text:span text:style-name="T1">Client</text:span></text:p>
          </draw:text-box>
        </draw:frame>
        <draw:line draw:style-name="gr5" draw:text-style-name="P1" draw:layer="layout" svg:x1="12.675cm" svg:y1="7.175cm" svg:x2="6.675cm" svg:y2="7.175cm">
          <text:p/>
        </draw:line>
        <draw:frame draw:style-name="gr4" draw:text-style-name="P2" draw:layer="layout" svg:width="1.984cm" svg:height="0.873cm" svg:x="15.816cm" svg:y="4.8cm">
          <draw:text-box>
            <text:p><text:span text:style-name="T1">Serveur</text:span></text:p>
          </draw:text-box>
        </draw:frame>
        <draw:frame draw:style-name="gr4" draw:text-style-name="P2" draw:layer="layout" svg:width="1.769cm" svg:height="0.873cm" svg:x="5.3cm" svg:y="9.052cm">
          <draw:text-box>
            <text:p><text:span text:style-name="T1">t=0</text:span></text:p>
          </draw:text-box>
        </draw:frame>
        <draw:frame draw:style-name="gr4" draw:text-style-name="P2" draw:layer="layout" svg:width="1.924cm" svg:height="0.873cm" svg:x="5.925cm" svg:y="1.052cm">
          <draw:text-box>
            <text:p><text:span text:style-name="T1">routeur</text:span></text:p>
          </draw:text-box>
        </draw:frame>
        <draw:frame draw:style-name="gr6" draw:text-style-name="P3" draw:layer="layout" svg:width="2.856cm" svg:height="1.115cm" draw:transform="rotate (0.261799387799149) translate (2.878cm 5.664cm)">
          <draw:text-box>
            <text:p text:style-name="P1"><text:span text:style-name="T2">chemin suivi</text:span></text:p>
            <text:p text:style-name="P1"><text:span text:style-name="T2">par P1</text:span></text:p>
          </draw:text-box>
        </draw:frame>
        <draw:frame draw:style-name="gr1" draw:text-style-name="P1" draw:layer="layout" svg:width="3.2cm" svg:height="2.11cm" svg:x="3.85cm" svg:y="6.05cm">
          <draw:image xlink:href="Pictures/2000003F000019F8000016E1B25DA732.svm" xlink:type="simple" xlink:show="embed" xlink:actuate="onLoad">
            <text:p/>
          </draw:image>
        </draw:frame>
        <draw:line draw:style-name="gr5" draw:text-style-name="P1" draw:layer="layout" svg:x1="5.05cm" svg:y1="7.55cm" svg:x2="4.3cm" svg:y2="9.55cm">
          <text:p/>
        </draw:line>
        <draw:line draw:style-name="gr5" draw:text-style-name="P1" draw:layer="layout" svg:x1="5.55cm" svg:y1="3.175cm" svg:x2="5.55cm" svg:y2="6.175cm">
          <text:p/>
        </draw:line>
        <draw:line draw:style-name="gr5" draw:text-style-name="P1" draw:layer="layout" svg:x1="13.8cm" svg:y1="3.175cm" svg:x2="13.8cm" svg:y2="6.175cm">
          <text:p/>
        </draw:line>
        <draw:line draw:style-name="gr5" draw:text-style-name="P1" draw:layer="layout" svg:x1="8.8cm" svg:y1="5.3cm" svg:x2="6.425cm" svg:y2="6.425cm">
          <text:p/>
        </draw:line>
        <draw:line draw:style-name="gr5" draw:text-style-name="P1" draw:layer="layout" svg:x1="13.05cm" svg:y1="3.05cm" svg:x2="10.675cm" svg:y2="4.175cm">
          <text:p/>
        </draw:line>
        <draw:line draw:style-name="gr5" draw:text-style-name="P1" draw:layer="layout" svg:x1="6.425cm" svg:y1="3cm" svg:x2="8.8cm" svg:y2="4.25cm">
          <text:p/>
        </draw:line>
        <draw:line draw:style-name="gr5" draw:text-style-name="P1" draw:layer="layout" svg:x1="10.626cm" svg:y1="5.2cm" svg:x2="13.001cm" svg:y2="6.45cm">
          <text:p/>
        </draw:line>
        <draw:line draw:style-name="gr5" draw:text-style-name="P1" draw:layer="layout" svg:x1="12.675cm" svg:y1="2.55cm" svg:x2="6.675cm" svg:y2="2.55cm">
          <text:p/>
        </draw:line>
        <draw:line draw:style-name="gr5" draw:text-style-name="P1" draw:layer="layout" svg:x1="14.8cm" svg:y1="2.55cm" svg:x2="16.925cm" svg:y2="2.925cm">
          <text:p/>
        </draw:line>
        <draw:custom-shape draw:style-name="gr7" draw:text-style-name="P5" draw:layer="layout" svg:width="2.75cm" svg:height="0.625cm" draw:transform="rotate (1.22173047639603) translate (4.519cm 10.094cm)">
          <text:p text:style-name="P4"><text:span text:style-name="T3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svg:x="7.425cm" svg:y="6.425cm">
          <text:p text:style-name="P4"><text:span text:style-name="T3">P2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draw:transform="rotate (1.5707963267949) translate (5.675cm 4.936cm)">
          <text:p text:style-name="P4"><text:span text:style-name="T3">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svg:x="7.426cm" svg:y="6.426cm">
          <text:p text:style-name="P4"><text:span text:style-name="T3">P2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draw:transform="rotate (0.436332312998582) translate (6.519cm 5.494cm)">
          <text:p text:style-name="P4"><text:span text:style-name="T3">P3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draw:transform="rotate (1.5707963267949) translate (14.05cm 4.686cm)">
          <text:p text:style-name="P4"><text:span text:style-name="T3">P2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75cm" svg:height="0.625cm" draw:transform="rotate (-0.174532925199433) translate (14.659cm 1.707cm)">
          <text:p text:style-name="P4"><text:span text:style-name="T3">P1/P3/P2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draw:transform="rotate (-0.436332312998582) translate (7.064cm 3.451cm)">
          <text:p text:style-name="P4"><text:span text:style-name="T3">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draw:transform="rotate (-0.436332312998582) translate (11.064cm 5.675cm)">
          <text:p text:style-name="P4"><text:span text:style-name="T3">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draw:transform="rotate (1.5707963267949) translate (14.05cm 6.186cm)">
          <text:p text:style-name="P4"><text:span text:style-name="T3">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svg:x="9.414cm" svg:y="1.8cm">
          <text:p text:style-name="P4"><text:span text:style-name="T3">P3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61cm" svg:height="0.625cm" draw:transform="rotate (0.436332312998582) translate (7.299cm 3.208cm)">
          <text:p text:style-name="P4"><text:span text:style-name="T3">P3</text:span></text:p>
          <draw:enhanced-geometry svg:viewBox="0 0 21600 21600" draw:text-areas="0 0 21600 21600" draw:mirror-horizontal="true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1.769cm" svg:height="0.873cm" svg:x="7.425cm" svg:y="7.175cm">
          <draw:text-box>
            <text:p><text:span text:style-name="T1">t=1</text:span></text:p>
          </draw:text-box>
        </draw:frame>
        <draw:frame draw:style-name="gr4" draw:text-style-name="P2" draw:layer="layout" svg:width="1.769cm" svg:height="0.873cm" svg:x="4.531cm" svg:y="4.052cm">
          <draw:text-box>
            <text:p><text:span text:style-name="T1">t=1</text:span></text:p>
          </draw:text-box>
        </draw:frame>
        <draw:frame draw:style-name="gr4" draw:text-style-name="P2" draw:layer="layout" svg:width="1.769cm" svg:height="0.873cm" svg:x="6.925cm" svg:y="5.677cm">
          <draw:text-box>
            <text:p><text:span text:style-name="T1">t=1</text:span></text:p>
          </draw:text-box>
        </draw:frame>
        <draw:frame draw:style-name="gr4" draw:text-style-name="P2" draw:layer="layout" svg:width="1.769cm" svg:height="0.873cm" svg:x="14.55cm" svg:y="3.8cm">
          <draw:text-box>
            <text:p><text:span text:style-name="T1">t=2</text:span></text:p>
          </draw:text-box>
        </draw:frame>
        <draw:frame draw:style-name="gr4" draw:text-style-name="P2" draw:layer="layout" svg:width="1.769cm" svg:height="0.873cm" svg:x="9.531cm" svg:y="2.427cm">
          <draw:text-box>
            <text:p><text:span text:style-name="T1">t=3</text:span></text:p>
          </draw:text-box>
        </draw:frame>
        <draw:frame draw:style-name="gr4" draw:text-style-name="P2" draw:layer="layout" svg:width="1.769cm" svg:height="0.873cm" svg:x="6.656cm" svg:y="4.177cm">
          <draw:text-box>
            <text:p><text:span text:style-name="T1">t=2</text:span></text:p>
          </draw:text-box>
        </draw:frame>
        <draw:frame draw:style-name="gr4" draw:text-style-name="P2" draw:layer="layout" svg:width="1.769cm" svg:height="0.873cm" svg:x="8.3cm" svg:y="2.675cm">
          <draw:text-box>
            <text:p><text:span text:style-name="T1">t=2</text:span></text:p>
          </draw:text-box>
        </draw:frame>
        <draw:frame draw:style-name="gr4" draw:text-style-name="P2" draw:layer="layout" svg:width="1.769cm" svg:height="0.873cm" svg:x="10.406cm" svg:y="6.3cm">
          <draw:text-box>
            <text:p><text:span text:style-name="T1">t=3</text:span></text:p>
          </draw:text-box>
        </draw:frame>
        <draw:frame draw:style-name="gr4" draw:text-style-name="P2" draw:layer="layout" svg:width="1.769cm" svg:height="0.873cm" svg:x="14.55cm" svg:y="5.175cm">
          <draw:text-box>
            <text:p><text:span text:style-name="T1">t=4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16T23:01:40</dc:date>
    <meta:editing-duration>PT6H39M</meta:editing-duration>
    <meta:editing-cycles>17</meta:editing-cycles>
    <meta:generator>LibreOffice/3.4$Unix LibreOffice_project/340m1$Build-402</meta:generator>
    <meta:document-statistic meta:object-count="44"/>
  </office:meta>
</office:document-meta>
</file>